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style:rel-width="100%" fo:margin-left="-0.075in" table:align="left" style:writing-mode="lr-tb"/>
    </style:style>
    <style:style style:name="Table2.A" style:family="table-column">
      <style:table-column-properties style:column-width="2.8972in" style:rel-column-width="4265*"/>
    </style:style>
    <style:style style:name="Table2.B" style:family="table-column">
      <style:table-column-properties style:column-width="1.6549in" style:rel-column-width="2436*"/>
    </style:style>
    <style:style style:name="Table2.C" style:family="table-column">
      <style:table-column-properties style:column-width="2.1417in" style:rel-column-width="3153*"/>
    </style:style>
    <style:style style:name="Table2.1" style:family="table-row">
      <style:table-row-properties style:min-row-height="0.567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771in" fo:keep-together="auto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1.4042in" fo:keep-together="auto"/>
    </style:style>
    <style:style style:name="Table2.5" style:family="table-row">
      <style:table-row-properties style:min-row-height="2.2611in" fo:keep-together="auto"/>
    </style:style>
    <style:style style:name="Table2.6" style:family="table-row">
      <style:table-row-properties style:min-row-height="0.9243in" fo:keep-together="auto"/>
    </style:style>
    <style:style style:name="Table2.7" style:family="table-row">
      <style:table-row-properties style:min-row-height="0.5854in" fo:keep-together="auto"/>
    </style:style>
    <style:style style:name="Table2.8" style:family="table-row">
      <style:table-row-properties style:min-row-height="0.5743in" fo:keep-together="auto"/>
    </style:style>
    <style:style style:name="Table2.9" style:family="table-row">
      <style:table-row-properties style:min-row-height="0.3813in" fo:keep-together="auto"/>
    </style:style>
    <style:style style:name="Table2.10" style:family="table-row">
      <style:table-row-properties style:min-row-height="0.4264in" fo:keep-together="auto"/>
    </style:style>
    <style:style style:name="Table2.A10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1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8431in" fo:margin-left="-0.075in" table:align="left" style:writing-mode="lr-tb"/>
    </style:style>
    <style:style style:name="Table3.A" style:family="table-column">
      <style:table-column-properties style:column-width="0.5576in"/>
    </style:style>
    <style:style style:name="Table3.B" style:family="table-column">
      <style:table-column-properties style:column-width="5.6535in"/>
    </style:style>
    <style:style style:name="Table3.C" style:family="table-column">
      <style:table-column-properties style:column-width="0.6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officeooo:paragraph-rsid="000e8155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3" style:family="paragraph" style:parent-style-name="Standard">
      <style:text-properties fo:color="#ff0000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ff0000" fo:font-size="14pt" fo:letter-spacing="-0.0016in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fo:font-size="14pt" officeooo:paragraph-rsid="000e8155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 fo:break-before="page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indent="0.4925in" style:auto-text-indent="false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hyphenation-ladder-count="no-limit" fo:text-indent="0.4925in" style:auto-text-indent="false" style:text-autospace="none"/>
      <style:text-properties fo:color="#ff0000" fo:font-size="14pt" fo:language="en" fo:country="US" style:font-size-asian="14pt" style:font-size-complex="14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line-height="150%" fo:text-indent="0.4925in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4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fo:color="#ff0000" fo:font-size="14pt" fo:font-weight="bold" style:font-size-asian="14pt" style:font-weight-asian="bold" style:font-size-complex="14pt"/>
    </style:style>
    <style:style style:name="T5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e8155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language="none" fo:country="none" style:font-size-asian="14pt" style:font-size-complex="14pt"/>
    </style:style>
    <style:style style:name="T12" style:family="text">
      <style:text-properties fo:font-size="14pt" fo:language="none" fo:country="none" officeooo:rsid="000e8155" style:font-size-asian="14pt" style:font-size-complex="14pt"/>
    </style:style>
    <style:style style:name="T13" style:family="text">
      <style:text-properties fo:color="#ff0000"/>
    </style:style>
    <style:style style:name="T1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ff0000" fo:font-size="14pt" style:font-size-asian="14pt" style:font-size-complex="14pt" style:font-weight-complex="bold"/>
    </style:style>
    <style:style style:name="T17" style:family="text">
      <style:text-properties fo:color="#ff0000" fo:font-size="14pt" officeooo:rsid="000e8155" style:font-size-asian="14pt" style:font-size-complex="14pt"/>
    </style:style>
    <style:style style:name="T18" style:family="text">
      <style:text-properties fo:color="#ff0000" fo:font-size="14pt" fo:language="en" fo:country="US" style:font-size-asian="14pt" style:font-size-complex="14pt"/>
    </style:style>
    <style:style style:name="T19" style:family="text">
      <style:text-properties fo:color="#ff0000" fo:font-size="14pt" fo:language="en" fo:country="US" style:font-size-asian="14pt" style:font-size-complex="14pt" style:font-weight-complex="bold"/>
    </style:style>
    <style:style style:name="T20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21" style:family="text">
      <style:text-properties fo:color="#ff0000" fo:language="en" fo:country="US"/>
    </style:style>
    <style:style style:name="T22" style:family="text">
      <style:text-properties fo:color="#ff0000" style:font-weight-complex="bold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fo:font-size="14pt" officeooo:rsid="000e8155" style:font-size-asian="14pt" style:font-size-complex="14pt"/>
    </style:style>
    <style:style style:name="T25" style:family="text">
      <style:text-properties fo:font-variant="normal" fo:text-transform="none" fo:font-size="14pt" fo:language="none" fo:country="none" officeooo:rsid="000e8155" style:font-size-asian="14pt" style:font-size-complex="14pt"/>
    </style:style>
    <style:style style:name="T26" style:family="text">
      <style:text-properties fo:font-variant="normal" fo:text-transform="none" fo:color="#ff0000" fo:font-size="14pt" style:font-size-asian="14pt" style:font-size-complex="14pt"/>
    </style:style>
    <style:style style:name="T27" style:family="text">
      <style:text-properties fo:background-color="#ffff00"/>
    </style:style>
    <style:style style:name="T28" style:family="text">
      <style:text-properties fo:letter-spacing="-0.0016in"/>
    </style:style>
    <style:style style:name="T29" style:family="text">
      <style:text-properties fo:language="none" fo:country="none" officeooo:rsid="000e8155"/>
    </style:style>
    <style:style style:name="T30" style:family="text">
      <style:text-properties officeooo:rsid="000e8155"/>
    </style:style>
    <style:style style:name="T31" style:family="text">
      <style:text-properties fo:color="#000000" fo:font-size="14pt" style:font-size-asian="14pt" style:font-size-complex="14pt"/>
    </style:style>
    <style:style style:name="T32" style:family="text">
      <style:text-properties fo:color="#000000" fo:font-size="14pt" officeooo:rsid="000e8155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5">Санкт-Петербургский государственный</text:p>
      <text:p text:style-name="P5">электротехнический университет </text:p>
      <text:p text:style-name="P5">«ЛЭТИ» им. В.И. Ульянова (Ленина)</text:p>
      <text:p text:style-name="P2"><text:span text:style-name="T6">Кафедра </text:span><text:span text:style-name="T8">МО ЭВМ</text:span></text:p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41"><text:span text:style-name="Название_20_книги"><text:span text:style-name="T3">Курсовая РАБОТА</text:span></text:span></text:p>
      <text:p text:style-name="P2"><text:span text:style-name="T6">по дисциплине «</text:span><text:span text:style-name="T8">Программирование</text:span><text:span text:style-name="T6">»</text:span></text:p>
      <text:p text:style-name="P2"><text:span text:style-name="Название_20_книги"><text:span text:style-name="T23">Тема: </text:span></text:span><text:span text:style-name="Название_20_книги"><text:span text:style-name="T24">Р</text:span></text:span><text:span text:style-name="Название_20_книги"><text:span text:style-name="T25">абота с текстом</text:span></text:span></text:p>
      <text:p text:style-name="P2"><text:span text:style-name="Название_20_книги"><text:span text:style-name="T23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9">Студент гр. </text:span><text:span text:style-name="T12">938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25"><text:span text:style-name="T30">Ноздрин</text:span> <text:span text:style-name="T30">В</text:span>.<text:span text:style-name="T30">Я</text:span>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25"><text:span text:style-name="T30">Жангиров</text:span> <text:span text:style-name="T30">Т</text:span>.<text:span text:style-name="T30">Р</text:span>.</text:p>
          </table:table-cell>
        </table:table-row>
      </table:table>
      <text:p text:style-name="P13"/>
      <text:p text:style-name="P13"/>
      <text:p text:style-name="P13">Санкт-Петербург</text:p>
      <text:p text:style-name="P27"><text:span text:style-name="T29">2019</text:span></text:p>
      <text:p text:style-name="P29">ЗАДАНИЕ</text:p>
      <text:p text:style-name="P2"><text:span text:style-name="T1">на курсовую работу 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"><text:span text:style-name="T9">Студент</text:span><text:span text:style-name="T15"> </text:span><text:span text:style-name="T32">Ноздрин</text:span><text:span text:style-name="T31"> </text:span><text:span text:style-name="T32">В</text:span><text:span text:style-name="T31">.</text:span><text:span text:style-name="T32">Я</text:span><text:span text:style-name="T31">.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1"><text:span text:style-name="T9">Группа </text:span><text:span text:style-name="T12">9383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"><text:span text:style-name="T9">Тема работы :</text:span><text:span text:style-name="T12"> Работа с текстом</text:span></text:p>
            <text:p text:style-name="P20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9">Исходные данные: </text:p>
            <text:p text:style-name="P20">кратко указываются исходные данные</text:p>
            <text:p text:style-name="P20">или основные технические требования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Содержание пояснительной записки:</text:p>
            <text:p text:style-name="P20">Перечисляются требуемые разделы пояснительной записки (обязательны разделы «Содержание», «Введение», «Заключение», «Список использованных источников»)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9">Предполагаемый объем пояснительной записки:</text:p>
            <text:p text:style-name="P1"><text:span text:style-name="T9">Не менее </text:span><text:span text:style-name="T15">00 </text:span><text:span text:style-name="T9">страниц.</text:span></text:p>
          </table:table-cell>
          <table:covered-table-cell/>
          <table:covered-table-cell/>
        </table:table-row>
        <table:table-row table:style-name="Table2.7">
          <table:table-cell table:style-name="Table2.A1" table:number-columns-spanned="3" office:value-type="string">
            <text:p text:style-name="P1"><text:span text:style-name="T9">Дата выдачи задания:</text:span><text:span text:style-name="T11"> </text:span><text:span text:style-name="T12">16.10.2019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"><text:span text:style-name="T9">Дата сдачи реферата:</text:span><text:span text:style-name="T11"> </text:span><text:span text:style-name="T12">14.12.2019</text:span></text:p>
          </table:table-cell>
          <table:covered-table-cell/>
          <table:covered-table-cell/>
        </table:table-row>
        <table:table-row table:style-name="Table2.9">
          <table:table-cell table:style-name="Table2.A1" table:number-columns-spanned="3" office:value-type="string">
            <text:p text:style-name="P3"><text:span text:style-name="T9">Дата защиты реферата: </text:span><text:span text:style-name="T12">14.12.2019</text:span></text:p>
          </table:table-cell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Standard"><text:span text:style-name="T9">Студент</text:span></text:p>
          </table:table-cell>
          <table:table-cell table:style-name="Table2.B10" office:value-type="string">
            <text:p text:style-name="P15"/>
          </table:table-cell>
          <table:table-cell table:style-name="Table2.A10" office:value-type="string">
            <text:p text:style-name="P26"><text:span text:style-name="T30">Ноздрин</text:span> <text:span text:style-name="T30">В</text:span>.<text:span text:style-name="T30">Я</text:span>.</text:p>
          </table:table-cell>
        </table:table-row>
        <table:table-row table:style-name="Table2.10">
          <table:table-cell table:style-name="Table2.A10" office:value-type="string">
            <text:p text:style-name="P8">Преподаватель</text:p>
          </table:table-cell>
          <table:table-cell table:style-name="Table2.B11" office:value-type="string">
            <text:p text:style-name="P11"/>
          </table:table-cell>
          <table:table-cell table:style-name="Table2.A10" office:value-type="string">
            <text:p text:style-name="P26"><text:span text:style-name="T30">Жангиров</text:span> <text:span text:style-name="T30">Т</text:span>.<text:span text:style-name="T30">Р</text:span>.</text:p>
          </table:table-cell>
        </table:table-row>
      </table:table>
      <text:p text:style-name="P4"/>
      <text:p text:style-name="P29">Аннотация</text:p>
      <text:p text:style-name="P32"/>
      <text:p text:style-name="P31"><text:span text:style-name="T15">Кратко (в 8-10 строк) указать основное содержание курсового проекта (курсовой работы), методы исследования (разработки), полученные результаты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">Summary</text:p>
      <text:p text:style-name="P7"/>
      <text:p text:style-name="P31"><text:span text:style-name="T18">Briefly (8-10 lines) to describe the main content of the course project, research methods, and the results.</text:span></text:p>
      <text:p text:style-name="P34"/>
      <text:p text:style-name="P29">содержание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2">Введение</text:p>
          </table:table-cell>
          <table:table-cell table:style-name="Table3.A1" office:value-type="string">
            <text:p text:style-name="P13">4</text:p>
          </table:table-cell>
        </table:table-row>
        <table:table-row table:style-name="Table3.1">
          <table:table-cell table:style-name="Table3.A1" office:value-type="string">
            <text:p text:style-name="P1"><text:span text:style-name="T10">1.</text:span></text:p>
          </table:table-cell>
          <table:table-cell table:style-name="Table3.A1" office:value-type="string">
            <text:p text:style-name="P16">Наименования разделов</text:p>
          </table:table-cell>
          <table:table-cell table:style-name="Table3.A1" office:value-type="string">
            <text:p text:style-name="P13">5</text:p>
          </table:table-cell>
        </table:table-row>
        <table:table-row table:style-name="Table3.1">
          <table:table-cell table:style-name="Table3.A1" office:value-type="string">
            <text:p text:style-name="P37">1.1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37">1.2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7">0</text:p>
          </table:table-cell>
        </table:table-row>
        <table:table-row table:style-name="Table3.1">
          <table:table-cell table:style-name="Table3.A1" office:value-type="string">
            <text:p text:style-name="P1"><text:span text:style-name="T10">2.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37">2.1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37">2.2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7">0</text:p>
          </table:table-cell>
        </table:table-row>
        <table:table-row table:style-name="Table3.1">
          <table:table-cell table:style-name="Table3.A1" office:value-type="string">
            <text:p text:style-name="P1"><text:span text:style-name="T10">3.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37">3.1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37">3.2.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7">0</text:p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2">Заключение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2">Список использованных источников</text:p>
          </table:table-cell>
          <table:table-cell table:style-name="Table3.A1" office:value-type="string">
            <text:p text:style-name="P21">0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"><text:span text:style-name="T16">Приложение А. Название приложения</text:span></text:p>
          </table:table-cell>
          <table:table-cell table:style-name="Table3.A1" office:value-type="string">
            <text:p text:style-name="P21">0</text:p>
          </table:table-cell>
        </table:table-row>
      </table:table>
      <text:p text:style-name="P8"/>
      <text:p text:style-name="P29">введение</text:p>
      <text:p text:style-name="P32"/>
      <text:p text:style-name="P31"><text:span text:style-name="T15">Кратко описать цель работы, основные задачи им методы их решения.</text:span></text:p>
      <text:p text:style-name="P33"/>
      <text:p text:style-name="P28"><text:span text:style-name="T1">1. </text:span><text:span text:style-name="T4">Первый раздел</text:span></text:p>
      <text:p text:style-name="P6"/>
      <text:p text:style-name="P30"><text:span text:style-name="T7">1.1. </text:span><text:span text:style-name="T14">Первый подраздел первого раздела</text:span></text:p>
      <text:p text:style-name="P35"/>
      <text:p text:style-name="P30"><text:span text:style-name="T7">1.2. </text:span><text:span text:style-name="T14">Второй подраздел первого раздела</text:span></text:p>
      <text:p text:style-name="P28"><text:span text:style-name="T6">2</text:span><text:span text:style-name="T1">. </text:span><text:span text:style-name="T4">ВТОРОЙ раздел</text:span></text:p>
      <text:p text:style-name="P6"/>
      <text:p text:style-name="P30"><text:span text:style-name="T7">2.1. </text:span><text:span text:style-name="T14">Первый подраздел второго раздела</text:span></text:p>
      <text:p text:style-name="P35"/>
      <text:p text:style-name="P30"><text:span text:style-name="T7">2.2. </text:span><text:span text:style-name="T14">Второй подраздел второго раздела</text:span></text:p>
      <text:p text:style-name="P36"/>
      <text:p text:style-name="P28"><text:span text:style-name="T1">3. </text:span><text:span text:style-name="T4">третий раздел</text:span></text:p>
      <text:p text:style-name="P6"/>
      <text:p text:style-name="P30"><text:span text:style-name="T7">3.1. </text:span><text:span text:style-name="T14">Первый подраздел третьего раздела</text:span></text:p>
      <text:p text:style-name="P35"/>
      <text:p text:style-name="P30"><text:span text:style-name="T7">3.2. </text:span><text:span text:style-name="T14">Второй подраздел третьего раздела</text:span></text:p>
      <text:p text:style-name="P23"/>
      <text:p text:style-name="P29">заключение</text:p>
      <text:p text:style-name="P32"/>
      <text:p text:style-name="P31"><text:span text:style-name="T15">Кратко подвести итоги, проанализировать соответствие поставленной цели и полученного результата.</text:span></text:p>
      <text:p text:style-name="P33"/>
      <text:p text:style-name="P29">список использованных источников</text:p>
      <text:p text:style-name="P4"/>
      <text:p text:style-name="P31"><text:span text:style-name="T20">Ниже представлены примеры библиографического описания, </text:span><text:span text:style-name="T5">В качестве названия источника</text:span><text:span text:style-name="T20"> в примерах приводится вариант, в котором применяется то или иное библиографическое описание.</text:span></text:p>
      <text:p text:style-name="P31"><text:span text:style-name="T15">1. Иванов И. И. Книга одного-трех авторов. М.: Издательство, 2010. 000 с.</text:span></text:p>
      <text:p text:style-name="P31"><text:span text:style-name="T15">2. Книга четырех авторов / И. И. Иванов, П. П. Петров, С. С. Сидоров, В. В. Васильев. СПб.: Издательство, 2010. 000 с.</text:span></text:p>
      <text:p text:style-name="P31"><text:span text:style-name="T15">3. Книга пяти и более авторов / И. И. Иванов, П. П. Петров, С. С. Сидоров и др.. СПб.: Издательство, 2010. 000 с.</text:span></text:p>
      <text:p text:style-name="P33">4. Описание книги под редакцией / под ред. И.И. Иванова СПб., Издательство, 2010. 000 с.</text:p>
      <text:p text:style-name="P33">5. Иванов И.И. Описание учебного пособия и текста лекций: учеб. пособие. СПб.: Изд-во СПбГЭТУ «ЛЭТИ», 2010. 000 с.</text:p>
      <text:p text:style-name="P33">6. Описание методических указаний / сост.: И.И. Иванов, П.П. Петров. СПб.: Изд-во СПбГЭТУ «ЛЭТИ», 2010. 000 с.</text:p>
      <text:p text:style-name="P33">7. Иванов И.И. Описание статьи с одним-тремя авторами из журнала // Название журнала. 2010, вып. (№) 00. С. 000–000.</text:p>
      <text:p text:style-name="P33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33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33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31"><text:span text:style-name="T15">11. Описание электронного ресурса // Наименование сайта. URL: http://east-front.narod.ru/memo/latchford.htm (дата обращения: 00.00.2010).</text:span></text:p>
      <text:p text:style-name="P33"><text:soft-page-break/>12. ГОСТ 0.0–00. Описание стандартов. М.: Изд-во стандартов, 2010.</text:p>
      <text:p text:style-name="P33">13. Пат. RU 00000000. Описание патентных документов / И. И. Иванов, П. П. Петров, С. С. Сидоров. Опубл. 00.00.2010. Бюл. № 00.</text:p>
      <text:p text:style-name="P31"><text:span text:style-name="T15">14. Иванов И.И. Описание авторефератов диссертаций: автореф. дисс. канд. техн. наук / СПбГЭТУ «ЛЭТИ», СПБ, 2010.</text:span></text:p>
      <text:p text:style-name="P33">15. Описание федерального закона: Федер. закон [принят Гос. Думой 00.00.2010] // Собрание законодательств РФ. 2010. № 00. Ст. 00. С. 000–000.</text:p>
      <text:p text:style-name="P33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33">17. Описание указа: указ Президента РФ от 00.00.2010 № 00 // Опубликовавшее издание. 2010. № 0. С. 000–000.</text:p>
      <text:p text:style-name="P24"/>
      <text:p text:style-name="P29">приложение А</text:p>
      <text:p text:style-name="P5">Название приложения</text:p>
      <text:p text:style-name="P5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3:00</meta:creation-date>
    <dc:date>2019-12-08T23:52:14.200597953</dc:date>
    <meta:print-date>2015-07-17T12:06:00</meta:print-date>
    <meta:editing-cycles>4</meta:editing-cycles>
    <meta:editing-duration>PT12M35S</meta:editing-duration>
    <meta:document-statistic meta:table-count="3" meta:image-count="0" meta:object-count="0" meta:page-count="12" meta:paragraph-count="101" meta:word-count="616" meta:character-count="4132" meta:non-whitespace-character-count="3616"/>
    <meta:generator>LibreOffice/6.2.8.2$Linux_X86_64 LibreOffice_project/20$Build-2</meta:generator>
  </office:meta>
</office:document-meta>
</file>